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bm</text:p>
          </table:table-cell>
          <table:table-cell table:number-columns-repeated="2"/>
          <table:table-cell office:value-type="string" calcext:value-type="string">
            <text:p>vecsi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op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 a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em alig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v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dTanh: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Tanh: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Expm1: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Expm1: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Sin: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in: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 align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 align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32:19.142284729</meta:creation-date>
    <dc:date>2016-10-18T16:26:44.471119837</dc:date>
    <meta:editing-duration>PT2H54M24S</meta:editing-duration>
    <meta:editing-cycles>4</meta:editing-cycles>
    <meta:generator>LibreOffice/4.3.7.2$Linux_X86_64 LibreOffice_project/430$Build-2</meta:generator>
    <meta:document-statistic meta:table-count="3" meta:cell-count="258" meta:object-count="0"/>
  </office:meta>
</office:document-meta>
</file>